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alário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Contas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string">
            <text:p>Resultado</text:p>
          </table:table-cell>
          <table:table-cell table:style-name="ce1" office:value-type="string">
            <text:p>Ferrado!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11/08/2010</text:date>, <text:time>23:1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ulo Gurgel</meta:initial-creator>
    <meta:creation-date>2010-08-11T23:17:23</meta:creation-date>
    <meta:generator>OpenOffice.org/3.1$Linux OpenOffice.org_project/310m19$Build-9420</meta:generator>
    <dc:date>2010-08-11T23:19:05</dc:date>
    <dc:creator>Paulo Gurgel</dc:creator>
    <meta:editing-duration>PT00H01M43S</meta:editing-duration>
    <meta:editing-cycles>1</meta:editing-cycles>
    <meta:document-statistic meta:table-count="3" meta:cell-count="6" meta:object-count="0"/>
  </office:meta>
</office:document-meta>
</file>